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1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1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wrap-option="wrap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018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none" fo:border-right="none" fo:border-top="0.018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lanung Umsetzung Attribute Value Constraint</text:p>
          </table:table-cell>
          <table:covered-table-cell table:number-columns-repeated="2"/>
          <table:table-cell/>
        </table:table-row>
        <table:table-row table:style-name="ro2"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Stand: 22.01.2009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Default"/>
          <table:table-cell office:value-type="string">
            <text:p>Aufwand (PT)</text:p>
          </table:table-cell>
          <table:table-cell table:number-columns-repeated="2"/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table:number-columns-spanned="4" table:number-rows-spanned="1">
            <text:p>1.) Umsetzung BIAC Anforderungen (Value Set wird erst am <text:s/>Produktbaustein festgelegt)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6">
          <table:table-cell office:value-type="string">
            <text:p>Konfiguration des Default Value unabhängig von der Constraint</text:p>
          </table:table-cell>
          <table:table-cell office:value-type="float" office:value="3">
            <text:p>3</text:p>
          </table:table-cell>
          <table:table-cell office:value-type="string">
            <text:p>Modelleditor &amp; Bausteineditor</text:p>
          </table:table-cell>
          <table:table-cell/>
        </table:table-row>
        <table:table-row table:style-name="ro7">
          <table:table-cell office:value-type="string">
            <text:p>Erweiterung des PolicyCmptType um Constraint sowie Anpassung des Editors, Ausbau von Validation Rule und ValueSet im AttributeDialog</text:p>
          </table:table-cell>
          <table:table-cell office:value-type="float" office:value="7">
            <text:p>7</text:p>
          </table:table-cell>
          <table:table-cell office:value-type="string">
            <text:p>Zusammenführung ValueSet Dialog und ValidationRuleDialog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6">
          <table:table-cell office:value-type="string">
            <text:p>Migrationsstrategie von PolicyCmpType und Produktbausteinen</text:p>
          </table:table-cell>
          <table:table-cell office:value-type="float" office:value="3">
            <text:p>3</text:p>
          </table:table-cell>
          <table:table-cell office:value-type="string">
            <text:p>-DefaultValue im Baustein wird eigenes ConfigElement, Umwandlung von ValidationRules und ValueSets in Constraints</text:p>
          </table:table-cell>
          <table:table-cell/>
        </table:table-row>
        <table:table-row table:style-name="ro5">
          <table:table-cell office:value-type="string">
            <text:p>Umbau des Codegenerator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5">
          <table:table-cell office:value-type="string">
            <text:p>Erweiterung ProductCmptEditor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8">
          <table:table-cell office:value-type="string">
            <text:p>- konstant</text:p>
          </table:table-cell>
          <table:table-cell table:number-columns-repeated="3"/>
        </table:table-row>
        <table:table-row table:style-name="ro4">
          <table:table-cell table:style-name="Default" office:value-type="string">
            <text:p>- Subsetprüfung ausbauen</text:p>
          </table:table-cell>
          <table:table-cell table:number-columns-repeated="3"/>
        </table:table-row>
        <table:table-row table:style-name="ro4">
          <table:table-cell table:style-name="Default" office:value-type="string">
            <text:p>- Möglichkeit Range/Enum im BausteinEditor festlegbar</text:p>
          </table:table-cell>
          <table:table-cell table:number-columns-repeated="3"/>
        </table:table-row>
        <table:table-row table:style-name="ro5">
          <table:table-cell office:value-type="string">
            <text:p>Anpassung des Deltafix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6">
          <table:table-cell office:value-type="string">
            <text:p>Anpassen TestfallEditor, Umstellung Prüfung von ValidationRule auf Constrain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Konzeptabstimm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3">
          <table:table-cell table:style-name="ce5" office:value-type="string">
            <text:p>Gesamt</text:p>
          </table:table-cell>
          <table:table-cell table:style-name="ce6" table:formula="of:=SUM([.B11:.B24])" office:value-type="float" office:value="25">
            <text:p>25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5">
          <table:table-cell table:style-name="ce4" office:value-type="string" table:number-columns-spanned="4" table:number-rows-spanned="1">
            <text:p>2.) Umsetzung von Derived ohne Subclassing von Produktklassen</text:p>
          </table:table-cell>
          <table:covered-table-cell table:number-columns-repeated="3"/>
        </table:table-row>
        <table:table-row table:style-name="ro4" table:number-rows-repeated="4">
          <table:table-cell table:number-columns-repeated="4"/>
        </table:table-row>
        <table:table-row table:style-name="ro8">
          <table:table-cell table:style-name="ce4" office:value-type="string">
            <text:p>3.) Subclassing von Produktklassen</text:p>
          </table:table-cell>
          <table:table-cell table:number-columns-repeated="3"/>
        </table:table-row>
        <table:table-row table:style-name="ro4" table:number-rows-repeated="6550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.01.2009</text:date>, <text:time>10:4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eter Kuntz</meta:initial-creator>
    <meta:creation-date>2008-11-28T13:48:00</meta:creation-date>
    <dc:creator>Peter Kuntz</dc:creator>
    <dc:date>2009-01-22T10:47:27.07</dc:date>
    <meta:editing-cycles>33</meta:editing-cycles>
    <meta:editing-duration>PT02H16M36S</meta:editing-duration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